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5" style:family="paragraph" style:parent-style-name="Standard" style:list-style-name="WW8Num1"/>
    <style:style style:name="T1" style:family="text">
      <style:text-properties style:font-name="TimesNewRoman" fo:font-size="11.5pt"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– estrutura de controle: decisão (extra-classe entregar)</text:p>
      <text:p text:style-name="Standard">Assunto:</text:p>
      <text:p text:style-name="P1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28664561" text:style-name="WW8Num1">
        <text:list-item>
          <text:p text:style-name="P5">Chaves</text:p>
          <text:list>
            <text:list-item>
              <text:p text:style-name="P5">Elas delimitam um bloco de instruções (comandos) que estão subordinados a uma cláusula if, else ou else if.</text:p>
            </text:list-item>
            <text:list-item>
              <text:p text:style-name="P5">As instruções delimitadas por um conjunto de chaves deve obrigatoriamente estar identada. Um conjunto de espaços (tab) de avanço.</text:p>
            </text:list-item>
            <text:list-item>
              <text:p text:style-name="P5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5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5">Erros:</text:p>
          <text:list>
            <text:list-item>
              <text:p text:style-name="P5">Verificar se as chaves estão corretas</text:p>
            </text:list-item>
            <text:list-item>
              <text:p text:style-name="P5">Verificar se há teste lógico sem if.</text:p>
            </text:list-item>
          </text:list>
        </text:list-item>
      </text:list>
      <text:p text:style-name="Standard"/>
      <text:p text:style-name="Standard">Exercícios:</text:p>
      <text:p text:style-name="P3"/>
      <text:p text:style-name="P3">1) Ler um número e apresentar o seu módulo (número sem sinal), isto é, se o número é negativo apresentá-lo como positivo.</text:p>
      <text:p text:style-name="P3"/>
      <text:p text:style-name="P3">2) Ler dois valores numéricos e apresentar a diferença entre eles. A diferença sempre é positiva, portanto, o menor é subtraído do maior não importando a ordem em que os números são informados. </text:p>
      <text:p text:style-name="P3"/>
      <text:p text:style-name="P3">3) <text:span text:style-name="T1">Faca um algoritmo que leia o sexo, a idade e o tempo de </text:span>trabalho de uma pessoa e determine se ela pode se aposentar. Assuma que homens se aposentam com 45 anos de <text:soft-page-break/>trabalho ou idade superior a 70 anos, e mulheres de aposentam com 40 anos de trabalho ou idade superior a 65 anos.</text:p>
      <text:p text:style-name="P3"/>
      <text:p text:style-name="P3">4) Ler um número ponto flutuante (float):</text:p>
      <text:p text:style-name="P3">a) Se o número lido é menor que 100, separar a parte inteira e a parte decimal e mostrá-las separadamente. </text:p>
      <text:p text:style-name="P3">b) Se o número lido é maior ou igual a 100, obter o resto da divisão desse número por 3 e mostrar esse resto.</text:p>
      <text:p text:style-name="P3"/>
      <text:p text:style-name="P3">5) Elaborar um programa que, dada a idade de um nadador, classifique-o em uma das seguintes categorias:</text:p>
      <text:p text:style-name="Standard">infantil A = 5 a 7 anos</text:p>
      <text:p text:style-name="Standard">infantil B = 8 a 10 anos</text:p>
      <text:p text:style-name="Standard">juvenil A = 11 a 13 anos</text:p>
      <text:p text:style-name="Standard">juvenil B = 14 a 17 anos</text:p>
      <text:p text:style-name="Standard">sênior = maiores de 17 anos</text:p>
      <text:p text:style-name="P3">não categorizado como atleta = menor de 5 anos, mas se o valor informado é negativo informar o usuário que o valor é inválido para o escopo da solução.</text:p>
      <text:p text:style-name="P3">Sugestão: utilizar estruturas ifs encadeadas, por quê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if</dc:title>
    <meta:initial-creator>Beatriz</meta:initial-creator>
    <meta:creation-date>2009-07-20T17:03:00</meta:creation-date>
    <dc:creator>Beatriz </dc:creator>
    <dc:date>2011-12-28T09:01:54.48</dc:date>
    <meta:editing-cycles>18</meta:editing-cycles>
    <meta:editing-duration>PT00H35M52S</meta:editing-duration>
    <meta:generator>BrOffice.org/3.2$Win32 OpenOffice.org_project/320m18$Build-9502</meta:generator>
    <meta:document-statistic meta:table-count="0" meta:image-count="0" meta:object-count="0" meta:page-count="2" meta:paragraph-count="35" meta:word-count="445" meta:character-count="2528"/>
  </office:meta>
</office:document-meta>
</file>